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1.198cm" fo:min-width="2.294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1.528cm" fo:min-width="2.92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1.008cm" fo:min-width="0.758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stroke="dash" draw:stroke-dash="Fine_20_Dashed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be33d"/>
      <style:paragraph-properties fo:text-align="center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94cm" svg:height="1.448cm" svg:x="2.27cm" svg:y="4.721cm">
          <text:p text:style-name="P1">t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429cm" svg:height="1.778cm" svg:x="16.494cm" svg:y="4.556cm">
          <text:p text:style-name="P1">t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3cm" svg:height="0.253cm" svg:x="8.571cm" svg:y="5.31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xml:id="id6" draw:id="id6" draw:layer="layout" svg:width="0.253cm" svg:height="0.253cm" svg:x="9.144cm" svg:y="5.319cm">
          <text:p text:style-name="P1"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53cm" svg:height="0.253cm" svg:x="9.742cm" svg:y="5.31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xml:id="id1" draw:id="id1" draw:layer="layout" svg:width="1.778cm" svg:height="1.778cm" svg:x="2.016cm" svg:y="10.144cm">
          <text:p text:style-name="P1">w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53cm" svg:height="0.253cm" svg:x="14.77cm" svg:y="5.31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xml:id="id10" draw:id="id10" draw:layer="layout" svg:width="0.253cm" svg:height="0.253cm" svg:x="15.343cm" svg:y="5.31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53cm" svg:height="0.253cm" svg:x="15.941cm" svg:y="5.31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5" draw:id="id5" draw:layer="layout" svg:width="2.794cm" svg:height="1.448cm" svg:x="5.27cm" svg:y="4.721cm">
          <text:p text:style-name="P1">t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794cm" svg:height="1.448cm" svg:x="10.47cm" svg:y="4.721cm">
          <text:p text:style-name="P1">t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1.778cm" svg:height="1.778cm" svg:x="4.016cm" svg:y="10.144cm">
          <text:p text:style-name="P1">w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1.778cm" svg:height="1.778cm" svg:x="8.616cm" svg:y="10.144cm">
          <text:p text:style-name="P1">w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3cm" svg:height="0.253cm" svg:x="6.57cm" svg:y="10.91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53cm" svg:height="0.253cm" svg:x="7.143cm" svg:y="10.91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53cm" svg:height="0.253cm" svg:x="7.741cm" svg:y="10.91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xml:id="id9" draw:id="id9" draw:layer="layout" svg:width="1.778cm" svg:height="1.778cm" svg:x="13.616cm" svg:y="10.144cm">
          <text:p text:style-name="P1">w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3cm" svg:height="0.253cm" svg:x="11.269cm" svg:y="10.91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53cm" svg:height="0.253cm" svg:x="11.842cm" svg:y="10.91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53cm" svg:height="0.253cm" svg:x="12.44cm" svg:y="10.9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6" draw:text-style-name="P4" draw:layer="layout" draw:type="line" svg:x1="2.905cm" svg:y1="10.144cm" svg:x2="3.667cm" svg:y2="6.169cm" draw:start-shape="id1" draw:start-glue-point="4" draw:end-shape="id2" draw:end-glue-point="2" svg:d="M2905 10144l762-3975" svg:viewBox="0 0 763 3976">
          <text:p text:style-name="P1">S<text:span text:style-name="T1">1,1</text:span></text:p>
        </draw:connector>
        <draw:connector draw:style-name="gr6" draw:text-style-name="P4" draw:layer="layout" draw:type="line" svg:x1="2.905cm" svg:y1="10.144cm" svg:x2="11.867cm" svg:y2="6.169cm" draw:start-shape="id1" draw:start-glue-point="4" draw:end-shape="id3" draw:end-glue-point="2" svg:d="M2905 10144l8962-3975" svg:viewBox="0 0 8963 3976">
          <text:p text:style-name="P1">S<text:span text:style-name="T1">l,1</text:span></text:p>
        </draw:connector>
        <draw:connector draw:style-name="gr6" draw:text-style-name="P4" draw:layer="layout" draw:type="line" svg:x1="4.905cm" svg:y1="10.144cm" svg:x2="6.667cm" svg:y2="6.169cm" draw:start-shape="id4" draw:start-glue-point="4" draw:end-shape="id5" draw:end-glue-point="2" svg:d="M4905 10144l1762-3975" svg:viewBox="0 0 1763 3976">
          <text:p text:style-name="P1">S<text:span text:style-name="T1">2,2</text:span></text:p>
        </draw:connector>
        <draw:connector draw:style-name="gr7" draw:text-style-name="P4" draw:layer="layout" draw:type="line" svg:x1="4.905cm" svg:y1="10.144cm" svg:x2="9.271cm" svg:y2="5.572cm" draw:start-shape="id4" draw:start-glue-point="4" draw:end-shape="id6" draw:end-glue-point="8" svg:d="M4905 10144l4366-4572" svg:viewBox="0 0 4367 4573">
          <text:p/>
        </draw:connector>
        <draw:connector draw:style-name="gr7" draw:text-style-name="P4" draw:layer="layout" draw:type="line" svg:x1="9.505cm" svg:y1="10.144cm" svg:x2="9.271cm" svg:y2="5.572cm" draw:start-shape="id7" draw:start-glue-point="4" draw:end-shape="id6" draw:end-glue-point="8" svg:d="M9505 10144l-234-4572" svg:viewBox="0 0 235 4573">
          <text:p/>
        </draw:connector>
        <draw:connector draw:style-name="gr6" draw:text-style-name="P4" draw:layer="layout" draw:type="line" svg:x1="9.505cm" svg:y1="10.144cm" svg:x2="18.208cm" svg:y2="6.334cm" draw:start-shape="id7" draw:start-glue-point="4" draw:end-shape="id8" draw:end-glue-point="2" svg:d="M9505 10144l8703-3810" svg:viewBox="0 0 8704 3811">
          <text:p text:style-name="P1">S<text:span text:style-name="T1">m,i</text:span></text:p>
        </draw:connector>
        <draw:connector draw:style-name="gr6" draw:text-style-name="P4" draw:layer="layout" draw:type="line" svg:x1="9.505cm" svg:y1="10.144cm" svg:x2="11.867cm" svg:y2="6.169cm" draw:start-shape="id7" draw:start-glue-point="4" draw:end-shape="id3" draw:end-glue-point="2" svg:d="M9505 10144l2362-3975" svg:viewBox="0 0 2363 3976">
          <text:p text:style-name="P1">S<text:span text:style-name="T1">l,i</text:span></text:p>
        </draw:connector>
        <draw:connector draw:style-name="gr7" draw:text-style-name="P4" draw:layer="layout" draw:type="line" svg:x1="14.505cm" svg:y1="10.144cm" svg:x2="15.47cm" svg:y2="5.571cm" draw:start-shape="id9" draw:start-glue-point="4" draw:end-shape="id10" draw:end-glue-point="8" svg:d="M14505 10144l965-4573" svg:viewBox="0 0 966 4574">
          <text:p/>
        </draw:connector>
        <draw:connector draw:style-name="gr7" draw:text-style-name="P4" draw:layer="layout" draw:type="line" svg:x1="14.505cm" svg:y1="10.144cm" svg:x2="9.271cm" svg:y2="5.572cm" draw:start-shape="id9" draw:start-glue-point="4" draw:end-shape="id6" draw:end-glue-point="8" svg:d="M14505 10144l-5234-4572" svg:viewBox="0 0 5235 4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9:40.054350042</meta:creation-date>
    <dc:date>2019-05-23T15:59:13.223071644</dc:date>
    <meta:editing-duration>PT9M32S</meta:editing-duration>
    <meta:editing-cycles>6</meta:editing-cycles>
    <meta:generator>LibreOffice/6.2.3.2$Linux_X86_64 LibreOffice_project/20$Build-2</meta:generator>
    <meta:document-statistic meta:object-count="29"/>
  </office:meta>
</office:document-meta>
</file>